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4.75cm" fo:min-width="5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311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1pt" style:font-size-asian="11pt" style:font-size-complex="11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1pt" style:font-size-asian="11pt" style:font-size-complex="11pt"/>
    </style:style>
    <style:style style:name="P5" style:family="paragraph">
      <style:text-properties fo:font-size="8.30000019073486pt" style:font-size-asian="8.30000019073486pt" style:font-size-complex="8.30000019073486pt"/>
    </style:style>
    <style:style style:name="P6" style:family="paragraph">
      <loext:graphic-properties draw:fill="none" draw:fill-color="#ffffff"/>
      <style:paragraph-properties style:writing-mode="lr-tb"/>
      <style:text-properties fo:font-size="8.30000019073486pt" style:font-size-asian="8.30000019073486pt" style:font-size-complex="8.30000019073486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.30000019073486pt" style:font-size-asian="8.30000019073486pt" style:font-size-complex="8.30000019073486pt"/>
    </style:style>
    <style:style style:name="T5" style:family="text">
      <style:text-properties fo:color="#5983b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cm" svg:height="15cm" svg:x="0.5cm" svg:y="0.5cm">
          <text:p text:style-name="P1"><text:span text:style-name="T1">Trim raw reads - Fastp_se (single-end)</text:span></text:p>
          <text:p text:style-name="P1"><text:span text:style-name="T1"/></text:p>
          <text:p text:style-name="P1"><text:span text:style-name="T1">Default R-ODAF Params:</text:span></text:p>
          <text:p text:style-name="P1"><text:span text:style-name="T1"/></text:p>
          <text:p text:style-name="P1"><text:span text:style-name="T1">1 Round</text:span></text:p>
          <text:p text:style-name="P1"><text:span text:style-name="T1"/></text:p>
          <text:p text:style-name="P1"><text:span text:style-name="T1">0. Disable adapter trimming</text:span></text:p>
          <text:p text:style-name="P1"><text:span text:style-name="T1">1. Cutting by per-read quality scores</text:span></text:p>
          <text:p text:style-name="P1"><text:span text:style-name="T1">1.1. `--cut_front` move a sliding window [size 1nt] from front (5') to tail, drop the bases in the window if its mean quality is below [Qscore = 3], stop otherwise. Trailing N bases are trimmed</text:span></text:p>
          <text:p text:style-name="P1"><text:span text:style-name="T2">1.2. `--cut_tail` move a sliding window [size 1nt] from tail (3') to front, drop the bases in the window if its mean quality is below </text:span><text:span text:style-name="T1">[Qscore = 3], stop otherwise. Trailing N bases are trimmed.</text:span></text:p>
          <text:p text:style-name="P1"><text:span text:style-name="T1">1.3. `--cut_right` move a sliding window [size = 4nt] from front to tail, if meet one window with mean quality &lt; threshold [Qscore = 15], drop the bases in the window and the right part, and then stop</text:span></text:p>
          <text:p text:style-name="P1"><text:span text:style-name="T1">2. Length required = 36nt</text:span></text:p>
          <text:p text:style-name="P1"><text:span text:style-name="T1">3. Tail trim = 0nt (do not)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5cm" svg:height="1cm" svg:x="9.5cm" svg:y="0cm">
          <draw:text-box>
            <text:p>RNA-Seq R-ODAF Health Canada</text:p>
          </draw:text-box>
        </draw:frame>
        <draw:custom-shape draw:style-name="gr1" draw:text-style-name="P3" draw:layer="layout" svg:width="6cm" svg:height="15cm" svg:x="21.5cm" svg:y="0.5cm">
          <text:p text:style-name="P3"><text:span text:style-name="T1">Trim raw reads – Unknown tool (CLC Genomics Workbench?)</text:span></text:p>
          <text:p text:style-name="P3"><text:span text:style-name="T1"/></text:p>
          <text:p text:style-name="P3"><text:span text:style-name="T1">Default Qiagen Params:</text:span></text:p>
          <text:p text:style-name="P3"><text:span text:style-name="T1"/></text:p>
          <text:p text:style-name="P3"><text:span text:style-name="T1">3 Rounds</text:span></text:p>
          <text:p text:style-name="P3"><text:span text:style-name="T1"/></text:p>
          <text:p text:style-name="P3"><text:span text:style-name="T1">1. Enable adapter trimming</text:span></text:p>
          <text:p text:style-name="P3"><text:span text:style-name="T1">1.1. Search for known adapter sequence (AAAAAAAAAACGT – read1, ACGTTTT – read2), when adapter is found trim the 3’ end, otherwise keep the read</text:span></text:p>
          <text:p text:style-name="P3"><text:span text:style-name="T2">1.2. `--length_required`</text:span><text:span text:style-name="T1"> = 15nt</text:span></text:p>
          <text:p text:style-name="P3"><text:span text:style-name="T1"/></text:p>
          <text:p text:style-name="P3"><text:span text:style-name="T2">2. Removal of homopolymer AG sequences, at 3' end when [9] nucleotides in a window of length [10] are homopolymer</text:span></text:p>
          <text:p text:style-name="P4"><text:span text:style-name="T2">2.1 `--length_required` = 15nt</text:span></text:p>
          <text:p text:style-name="P4"><text:span text:style-name="T2"/></text:p>
          <text:p text:style-name="P3"><text:span text:style-name="T1">3. Remove low quality reads (probability of error limit @ 0.05 (5%) or ~[Q-score = 13])... `--unqualified_percent_limit = 5`</text:span></text:p>
          <text:p text:style-name="P3"><text:span text:style-name="T1">3.1. `--n_base_limit` = 2 </text:span></text:p>
          <text:p text:style-name="P4"><text:span text:style-name="T2">3.2. `--length_required` = 15nt</text:span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7cm" svg:height="14.595cm" svg:x="6.5cm" svg:y="1cm">
          <draw:text-box>
            <text:p text:style-name="P5"><text:span text:style-name="T4">rule fastp_se:</text:span></text:p>
            <text:p text:style-name="P5"><text:span text:style-name="T4"><text:s text:c="4"/></text:span><text:span text:style-name="T4">input:</text:span></text:p>
            <text:p text:style-name="P5"><text:span text:style-name="T4"><text:s text:c="8"/></text:span><text:span text:style-name="T4">R1=ancient(str(raw_dir / "{sample}.fastq.gz")),</text:span></text:p>
            <text:p text:style-name="P5"><text:span text:style-name="T4"><text:s text:c="4"/></text:span><text:span text:style-name="T4">output:</text:span></text:p>
            <text:p text:style-name="P5"><text:span text:style-name="T4"><text:s text:c="8"/></text:span><text:span text:style-name="T4">R1 = pipe(trim_dir / "{sample}.fastq.gz"),</text:span></text:p>
            <text:p text:style-name="P5"><text:span text:style-name="T4"><text:s text:c="8"/></text:span><text:span text:style-name="T4">json = trim_dir / "{sample}_fastp.json",</text:span></text:p>
            <text:p text:style-name="P5"><text:span text:style-name="T4"><text:s text:c="8"/></text:span><text:span text:style-name="T4">html = trim_dir / "{sample}_fastp.html",</text:span></text:p>
            <text:p text:style-name="P5"><text:span text:style-name="T4"><text:s text:c="4"/></text:span><text:span text:style-name="T4">params:</text:span></text:p>
            <text:p text:style-name="P5"><text:span text:style-name="T4"><text:s text:c="8"/></text:span><text:span text:style-name="T4">front_size = 1,</text:span></text:p>
            <text:p text:style-name="P5"><text:span text:style-name="T4"><text:s text:c="8"/></text:span><text:span text:style-name="T4">front_quality = 3,</text:span></text:p>
            <text:p text:style-name="P5"><text:span text:style-name="T4"><text:s text:c="8"/></text:span><text:span text:style-name="T4">tail_size = 1,</text:span></text:p>
            <text:p text:style-name="P5"><text:span text:style-name="T4"><text:s text:c="8"/></text:span><text:span text:style-name="T4">tail_quality = 3,</text:span></text:p>
            <text:p text:style-name="P5"><text:span text:style-name="T4"><text:s text:c="8"/></text:span><text:span text:style-name="T4">right_size = 4,</text:span></text:p>
            <text:p text:style-name="P5"><text:span text:style-name="T4"><text:s text:c="8"/></text:span><text:span text:style-name="T4">right_quality = 15,</text:span></text:p>
            <text:p text:style-name="P5"><text:span text:style-name="T4"><text:s text:c="8"/></text:span><text:span text:style-name="T4">length_required = 36,</text:span></text:p>
            <text:p text:style-name="P5"><text:span text:style-name="T4"><text:s text:c="8"/></text:span><text:span text:style-name="T4">trim_tail1 = trim_tail1_fastp,</text:span></text:p>
            <text:p text:style-name="P5"><text:span text:style-name="T4"><text:s text:c="4"/></text:span><text:span text:style-name="T4">benchmark: log_dir / "benchmark.{sample}.fastp_se.txt"</text:span></text:p>
            <text:p text:style-name="P5"><text:span text:style-name="T4"><text:s text:c="4"/></text:span><text:span text:style-name="T4">threads: num_threads,</text:span></text:p>
            <text:p text:style-name="P5"><text:span text:style-name="T4"><text:s text:c="4"/></text:span><text:span text:style-name="T4">shell:</text:span></text:p>
            <text:p text:style-name="P5"><text:span text:style-name="T4"><text:s text:c="8"/></text:span><text:span text:style-name="T4">'''</text:span></text:p>
            <text:p text:style-name="P5"><text:span text:style-name="T4"><text:s text:c="8"/></text:span><text:span text:style-name="T4">fastp \</text:span></text:p>
            <text:p text:style-name="P5"><text:span text:style-name="T4"><text:s text:c="8"/></text:span><text:span text:style-name="T4">--in1 {input.R1} \</text:span></text:p>
            <text:p text:style-name="P5"><text:span text:style-name="T4"><text:s text:c="8"/></text:span><text:span text:style-name="T4">--out1 {output.R1} \</text:span></text:p>
            <text:p text:style-name="P5"><text:span text:style-name="T4"><text:s text:c="8"/></text:span><text:span text:style-name="T4">--json {output.json} \</text:span></text:p>
            <text:p text:style-name="P5"><text:span text:style-name="T4"><text:s text:c="8"/></text:span><text:span text:style-name="T4">--html {output.html} \</text:span></text:p>
            <text:p text:style-name="P5"><text:span text:style-name="T4"><text:s text:c="8"/></text:span><text:span text:style-name="T4">--cut_front \</text:span></text:p>
            <text:p text:style-name="P5"><text:span text:style-name="T4"><text:s text:c="8"/></text:span><text:span text:style-name="T4">--disable_adapter_trimming \</text:span></text:p>
            <text:p text:style-name="P5"><text:span text:style-name="T4"><text:s text:c="8"/></text:span><text:span text:style-name="T4">--cut_front_window_size {params.front_size} \</text:span></text:p>
            <text:p text:style-name="P5"><text:span text:style-name="T4"><text:s text:c="8"/></text:span><text:span text:style-name="T4">--cut_front_mean_quality {params.front_quality} \</text:span></text:p>
            <text:p text:style-name="P5"><text:span text:style-name="T4"><text:s text:c="8"/></text:span><text:span text:style-name="T4">--cut_tail \</text:span></text:p>
            <text:p text:style-name="P5"><text:span text:style-name="T4"><text:s text:c="8"/></text:span><text:span text:style-name="T4">--cut_tail_window_size {params.tail_size} \</text:span></text:p>
            <text:p text:style-name="P5"><text:span text:style-name="T4"><text:s text:c="8"/></text:span><text:span text:style-name="T4">--cut_tail_mean_quality {params.tail_quality} \</text:span></text:p>
            <text:p text:style-name="P5"><text:span text:style-name="T4"><text:s text:c="8"/></text:span><text:span text:style-name="T4">--cut_right \</text:span></text:p>
            <text:p text:style-name="P5"><text:span text:style-name="T4"><text:s text:c="8"/></text:span><text:span text:style-name="T4">--cut_right_window_size {params.right_size} \</text:span></text:p>
            <text:p text:style-name="P5"><text:span text:style-name="T4"><text:s text:c="8"/></text:span><text:span text:style-name="T4">--cut_right_mean_quality {params.right_quality} \</text:span></text:p>
            <text:p text:style-name="P5"><text:span text:style-name="T4"><text:s text:c="8"/></text:span><text:span text:style-name="T4">--length_required {params.length_required} \</text:span></text:p>
            <text:p text:style-name="P5"><text:span text:style-name="T4"><text:s text:c="8"/></text:span><text:span text:style-name="T4">--trim_tail1 {params.trim_tail1} \</text:span></text:p>
            <text:p text:style-name="P5"><text:span text:style-name="T4"><text:s text:c="8"/></text:span><text:span text:style-name="T4">--thread {threads} \</text:span></text:p>
            <text:p text:style-name="P5"><text:span text:style-name="T4"><text:s text:c="8"/></text:span><text:span text:style-name="T4">'''</text:span></text:p>
          </draw:text-box>
        </draw:frame>
        <draw:frame draw:style-name="gr4" draw:text-style-name="P9" draw:layer="layout" svg:width="8cm" svg:height="14.829cm" svg:x="13.5cm" svg:y="1cm">
          <draw:text-box>
            <text:p text:style-name="P7"><text:span text:style-name="T3">rule fastp_se:</text:span></text:p>
            <text:p text:style-name="P7"><text:span text:style-name="T3"><text:s text:c="4"/></text:span><text:span text:style-name="T3">input:</text:span></text:p>
            <text:p text:style-name="P7"><text:span text:style-name="T3"><text:s text:c="8"/></text:span><text:span text:style-name="T3">R1=ancient(str(raw_dir / "{sample}.fastq.gz")),</text:span></text:p>
            <text:p text:style-name="P7"><text:span text:style-name="T3"><text:s text:c="4"/></text:span><text:span text:style-name="T3">output:</text:span></text:p>
            <text:p text:style-name="P7"><text:span text:style-name="T3"><text:s text:c="8"/></text:span><text:span text:style-name="T3">R1 = pipe(trim_dir / "{sample}.fastq.gz"),</text:span></text:p>
            <text:p text:style-name="P7"><text:span text:style-name="T3"><text:s text:c="8"/></text:span><text:span text:style-name="T3">json = trim_dir / "{sample}_fastp.json",</text:span></text:p>
            <text:p text:style-name="P7"><text:span text:style-name="T3"><text:s text:c="8"/></text:span><text:span text:style-name="T3">html = trim_dir / "{sample}_fastp.html",</text:span></text:p>
            <text:p text:style-name="P7"><text:span text:style-name="T3"><text:s text:c="4"/></text:span><text:span text:style-name="T3">params:</text:span></text:p>
            <text:p text:style-name="P8"><text:span text:style-name="T3"><text:s text:c="7"/></text:span><text:span text:style-name="T5">adapter_sequence =</text:span><text:span text:style-name="T3"> </text:span><text:span text:style-name="T5">AAAAAAAAAACGT</text:span><text:span text:style-name="T3">,</text:span></text:p>
            <text:p text:style-name="P8"><text:span text:style-name="T5"><text:s text:c="8"/></text:span><text:span text:style-name="T5">poly_x_len = 10,</text:span></text:p>
            <text:p text:style-name="P8"><text:span text:style-name="T5"><text:s text:c="8"/></text:span><text:span text:style-name="T5">percent_limit = 5,</text:span></text:p>
            <text:p text:style-name="P8"><text:span text:style-name="T5"><text:s text:c="8"/></text:span><text:span text:style-name="T5">n_base_limit = 2,</text:span></text:p>
            <text:p text:style-name="P7"><text:span text:style-name="T3"><text:s text:c="7"/></text:span><text:span text:style-name="T5"><text:s/></text:span><text:span text:style-name="T5">length_required = 15,</text:span></text:p>
            <text:p text:style-name="P7"><text:span text:style-name="T3"><text:s text:c="4"/></text:span><text:span text:style-name="T3">benchmark: log_dir / "benchmark.{sample}.fastp_se.txt"</text:span></text:p>
            <text:p text:style-name="P7"><text:span text:style-name="T3"><text:s text:c="4"/></text:span><text:span text:style-name="T3">threads: num_threads,</text:span></text:p>
            <text:p text:style-name="P7"><text:span text:style-name="T3"><text:s text:c="4"/></text:span><text:span text:style-name="T3">shell:</text:span></text:p>
            <text:p text:style-name="P7"><text:span text:style-name="T3"><text:s text:c="8"/></text:span><text:span text:style-name="T3">'''</text:span></text:p>
            <text:p text:style-name="P7"><text:span text:style-name="T3"><text:s text:c="8"/></text:span><text:span text:style-name="T3">fastp \</text:span></text:p>
            <text:p text:style-name="P7"><text:span text:style-name="T3"><text:s text:c="8"/></text:span><text:span text:style-name="T3">--in1 {input.R1} \</text:span></text:p>
            <text:p text:style-name="P7"><text:span text:style-name="T3"><text:s text:c="8"/></text:span><text:span text:style-name="T3">--out1 {output.R1} \</text:span></text:p>
            <text:p text:style-name="P7"><text:span text:style-name="T3"><text:s text:c="8"/></text:span><text:span text:style-name="T3">--json {output.json} \</text:span></text:p>
            <text:p text:style-name="P7"><text:span text:style-name="T3"><text:s text:c="8"/></text:span><text:span text:style-name="T3">--html {output.html} \</text:span></text:p>
            <text:p text:style-name="P8"><text:span text:style-name="T3"><text:s text:c="8"/></text:span><text:span text:style-name="T5">--adapter_sequence={params.adapter_sequence} \</text:span></text:p>
            <text:p text:style-name="P8"><text:span text:style-name="T5"><text:s text:c="8"/></text:span><text:span text:style-name="T5">--trim_poly_x \</text:span></text:p>
            <text:p text:style-name="P8"><text:span text:style-name="T5"><text:s text:c="8"/></text:span><text:span text:style-name="T5">--poly_x_min_len={params.poly_x_len} \</text:span></text:p>
            <text:p text:style-name="P8"><text:span text:style-name="T5"><text:s text:c="8"/></text:span><text:span text:style-name="T5">--unqualified_percent_limit={params.percent_limit} \</text:span></text:p>
            <text:p text:style-name="P8"><text:span text:style-name="T5"><text:s text:c="8"/></text:span><text:span text:style-name="T5">--n_base_limit={params.n_base_limit} \</text:span></text:p>
            <text:p text:style-name="P8"><text:span text:style-name="T5"><text:s text:c="8"/></text:span><text:span text:style-name="T5">--length_required {params.length_required} \</text:span></text:p>
            <text:p text:style-name="P7"><text:span text:style-name="T3"><text:s text:c="8"/></text:span><text:span text:style-name="T3">--thread {threads} \</text:span></text:p>
            <text:p text:style-name="P7"><text:span text:style-name="T3"><text:s text:c="8"/></text:span><text:span text:style-name="T3">'''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7T13:44:02.546304318</meta:creation-date>
    <dc:date>2022-07-28T16:57:49.282241736</dc:date>
    <meta:editing-duration>PT3H47M31S</meta:editing-duration>
    <meta:editing-cycles>4</meta:editing-cycles>
    <meta:generator>LibreOffice/7.3.4.2$Linux_X86_64 LibreOffice_project/30$Build-2</meta:generator>
    <meta:document-statistic meta:object-count="28"/>
  </office:meta>
</office:document-meta>
</file>